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49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6.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Purisa"/>
    </style:style>
    <style:style style:name="gr1" style:family="graphic">
      <style:graphic-properties draw:stroke="none" svg:stroke-color="#000000" draw:fill="none" draw:fill-color="#ffffff" fo:min-height="11.13m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666666" fo:font-family="Ubuntu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end"/>
      <style:text-properties fo:color="#b2b2b2" fo:font-family="Ubuntu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6666" fo:font-family="Ubuntu" style:font-pitch="variable"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/>
          <table:table-cell table:style-name="ce2" office:value-type="string" calcext:value-type="string">
            <text:p>....................................</text:p>
            <draw:frame draw:z-index="0" draw:style-name="gr1" draw:text-style-name="P2" table:table-background="true" svg:width="16.05mm" svg:height="11.13mm" svg:x="27.53mm" svg:y="0.01mm">
              <draw:text-box>
                <text:p text:style-name="P1"><text:span text:style-name="T1">MO</text:span></text:p>
              </draw:text-box>
            </draw:frame>
          </table:table-cell>
          <table:table-cell table:style-name="ce2" office:value-type="string" calcext:value-type="string">
            <text:p>....................................</text:p>
            <draw:frame draw:z-index="3" draw:style-name="gr1" draw:text-style-name="P3" table:table-background="true" svg:width="16.05mm" svg:height="11.13mm" svg:x="27.92mm" svg:y="0mm">
              <draw:text-box>
                <text:p text:style-name="P1"><text:span text:style-name="T1">DO</text:span></text:p>
              </draw:text-box>
            </draw:frame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....................................</text:p>
            <draw:frame draw:z-index="5" draw:style-name="gr1" draw:text-style-name="P3" table:table-background="true" svg:width="16.05mm" svg:height="11.13mm" svg:x="27.86mm" svg:y="0.01mm">
              <draw:text-box>
                <text:p text:style-name="P1"><text:span text:style-name="T1">SA</text:span></text:p>
              </draw:text-box>
            </draw:frame>
          </table:table-cell>
          <table:table-cell table:style-name="ce2" office:value-type="string" calcext:value-type="string">
            <text:p>....................................</text:p>
            <draw:frame draw:z-index="6" draw:style-name="gr1" draw:text-style-name="P2" table:table-background="true" svg:width="16.05mm" svg:height="11.13mm" svg:x="27.87mm" svg:y="0mm">
              <draw:text-box>
                <text:p text:style-name="P1"><text:span text:style-name="T1">SO</text:span></text:p>
              </draw:text-box>
            </draw:frame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/>
          <table:table-cell table:style-name="ce4" table:number-columns-repeated="1017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table:style-name="ce2">
            <draw:frame draw:z-index="4" draw:style-name="gr1" draw:text-style-name="P2" table:table-background="true" svg:width="16.05mm" svg:height="11.13mm" svg:x="27.82mm" svg:y="1.99mm">
              <draw:text-box>
                <text:p text:style-name="P1"><text:span text:style-name="T1">FR</text:span></text:p>
              </draw:text-box>
            </draw:frame>
          </table:table-cell>
          <table:table-cell table:style-name="ce2" office:value-type="string" calcext:value-type="string">
            <text:p>.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....................................</text:p>
            <draw:frame draw:z-index="1" draw:style-name="gr1" draw:text-style-name="P3" table:table-background="true" svg:width="16.05mm" svg:height="11.13mm" svg:x="28.01mm" svg:y="-0.01mm">
              <draw:text-box>
                <text:p text:style-name="P1"><text:span text:style-name="T1">DI</text:span></text:p>
              </draw:text-box>
            </draw:frame>
          </table:table-cell>
          <table:table-cell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2">
          <table:table-cell/>
          <table:table-cell table:style-name="ce2">
            <draw:frame draw:z-index="2" draw:style-name="gr1" draw:text-style-name="P3" table:table-background="true" svg:width="16.05mm" svg:height="11.13mm" svg:x="27.86mm" svg:y="1.88mm">
              <draw:text-box>
                <text:p text:style-name="P1"><text:span text:style-name="T1">MI</text:span></text:p>
              </draw:text-box>
            </draw:frame>
          </table:table-cell>
          <table:table-cell table:style-name="ce2"/>
          <table:table-cell table:style-name="ce2" office:value-type="string" calcext:value-type="string">
            <text:p>.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2" office:value-type="string" calcext:value-type="string">
            <text:p>....................................</text:p>
          </table:table-cell>
          <table:table-cell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...................................</text:p>
          </table:table-cell>
          <table:table-cell table:number-columns-repeated="1018"/>
        </table:table-row>
        <table:table-row table:style-name="ro3">
          <table:table-cell/>
          <table:table-cell table:style-name="ce2" table:number-columns-repeated="5"/>
          <table:table-cell table:number-columns-repeated="1018"/>
        </table:table-row>
        <table:table-row table:style-name="ro4">
          <table:table-cell/>
          <table:table-cell table:style-name="ce2" table:number-columns-repeated="5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5" table:number-rows-repeated="88">
          <table:table-cell table:number-columns-repeated="1024"/>
        </table:table-row>
        <table:table-row table:style-name="ro5">
          <table:table-cell/>
          <table:table-cell table:style-name="ce5" table:number-columns-repeated="3"/>
          <table:table-cell table:style-name="ce6"/>
          <table:table-cell table:style-name="ce5" table:number-columns-repeated="2"/>
          <table:table-cell table:number-columns-repeated="1017"/>
        </table:table-row>
        <table:table-row table:style-name="ro5">
          <table:table-cell/>
          <table:table-cell table:style-name="ce5" table:number-columns-repeated="3"/>
          <table:table-cell table:style-name="ce7" table:number-columns-repeated="2"/>
          <table:table-cell table:style-name="ce10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148.01mm" style:num-format="1" style:print-orientation="landscape" fo:margin-top="4.99mm" fo:margin-bottom="3mm" fo:margin-left="4.99mm" fo:margin-right="4.99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09:29:19.1735374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7:44:03.102283800</meta:creation-date>
    <dc:date>2020-11-07T10:01:23.801880527</dc:date>
    <meta:editing-duration>PT2H4M29S</meta:editing-duration>
    <meta:editing-cycles>16</meta:editing-cycles>
    <meta:generator>LibreOffice/6.1.6.3$Linux_X86_64 LibreOffice_project/10$Build-3</meta:generator>
    <meta:print-date>2020-11-07T09:52:20.772395854</meta:print-date>
    <meta:document-statistic meta:table-count="1" meta:cell-count="92" meta:object-count="7"/>
  </office:meta>
</office:document-meta>
</file>